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19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19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Simsun1" fo:font-size="15pt" style:font-size-asian="15pt" style:font-size-complex="15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ffffff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Simsun1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16cm" svg:height="0.862cm" svg:x="1.046cm" svg:y="17.156cm">
          <draw:text-box>
            <text:p><text:span text:style-name="T3">A</text:span></text:p>
          </draw:text-box>
        </draw:frame>
        <draw:frame draw:style-name="gr20" draw:text-style-name="P5" draw:layer="layout" svg:width="0.816cm" svg:height="0.862cm" svg:x="1.046cm" svg:y="18.456cm">
          <draw:text-box>
            <text:p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  <draw:page draw:name="page2" draw:style-name="dp1" draw:master-page-name="Default">
        <draw:custom-shape draw:style-name="gr21" draw:text-style-name="P4" xml:id="id71" draw:id="id71" draw:layer="layout" svg:width="0.986cm" svg:height="0.986cm" svg:x="9.783cm" svg:y="7.0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2" draw:id="id72" draw:layer="layout" svg:width="0.986cm" svg:height="0.986cm" svg:x="7.478cm" svg:y="9.5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5" draw:id="id75" draw:layer="layout" svg:width="0.986cm" svg:height="0.986cm" svg:x="11.834cm" svg:y="9.4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3" draw:id="id73" draw:layer="layout" svg:width="0.986cm" svg:height="0.986cm" svg:x="6.027cm" svg:y="11.5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4" draw:id="id74" draw:layer="layout" svg:width="0.986cm" svg:height="0.986cm" svg:x="8.567cm" svg:y="11.4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6" draw:id="id76" draw:layer="layout" svg:width="0.986cm" svg:height="0.986cm" svg:x="10.888cm" svg:y="11.4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7" draw:id="id77" draw:layer="layout" svg:width="0.986cm" svg:height="0.986cm" svg:x="13.15cm" svg:y="11.21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8" draw:id="id78" draw:layer="layout" svg:width="0.986cm" svg:height="0.986cm" svg:x="9.375cm" svg:y="13.72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9" draw:id="id79" draw:layer="layout" svg:width="0.986cm" svg:height="0.986cm" svg:x="12.315cm" svg:y="13.5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7.846cm" svg:x2="8.32cm" svg:y2="9.653cm" draw:start-shape="id71" draw:start-glue-point="7" draw:end-shape="id72" draw:end-glue-point="11" svg:d="M9927 7846l-1607 1807" svg:viewBox="0 0 1608 1808">
          <text:p/>
        </draw:connector>
        <draw:connector draw:style-name="gr2" draw:text-style-name="P3" draw:layer="layout" draw:type="line" svg:x1="7.622cm" svg:y1="10.351cm" svg:x2="6.869cm" svg:y2="11.742cm" draw:start-shape="id72" draw:start-glue-point="7" draw:end-shape="id73" draw:end-glue-point="11" svg:d="M7622 10351l-753 1391" svg:viewBox="0 0 754 1392">
          <text:p/>
        </draw:connector>
        <draw:connector draw:style-name="gr2" draw:text-style-name="P3" draw:layer="layout" draw:type="line" svg:x1="8.32cm" svg:y1="10.351cm" svg:x2="8.711cm" svg:y2="11.642cm" draw:start-shape="id72" draw:start-glue-point="9" draw:end-shape="id74" draw:end-glue-point="5" svg:d="M8320 10351l391 1291" svg:viewBox="0 0 392 1292">
          <text:p/>
        </draw:connector>
        <draw:connector draw:style-name="gr2" draw:text-style-name="P3" draw:layer="layout" draw:type="line" svg:x1="10.625cm" svg:y1="7.846cm" svg:x2="11.978cm" svg:y2="9.553cm" draw:start-shape="id71" draw:start-glue-point="9" draw:end-shape="id75" draw:end-glue-point="5" svg:d="M10625 7846l1353 1707" svg:viewBox="0 0 1354 1708">
          <text:p/>
        </draw:connector>
        <draw:connector draw:style-name="gr2" draw:text-style-name="P3" draw:layer="layout" draw:type="line" svg:x1="11.978cm" svg:y1="10.251cm" svg:x2="11.381cm" svg:y2="11.468cm" draw:start-shape="id75" draw:start-glue-point="7" draw:end-shape="id76" draw:end-glue-point="4" svg:d="M11978 10251l-597 1217" svg:viewBox="0 0 598 1218">
          <text:p/>
        </draw:connector>
        <draw:connector draw:style-name="gr2" draw:text-style-name="P3" draw:layer="layout" draw:type="line" svg:x1="12.676cm" svg:y1="10.251cm" svg:x2="13.294cm" svg:y2="11.358cm" draw:start-shape="id75" draw:start-glue-point="9" draw:end-shape="id77" draw:end-glue-point="5" svg:d="M12676 10251l618 1107" svg:viewBox="0 0 619 1108">
          <text:p/>
        </draw:connector>
        <draw:connector draw:style-name="gr2" draw:text-style-name="P3" draw:layer="layout" draw:type="line" svg:x1="11.032cm" svg:y1="12.31cm" svg:x2="10.217cm" svg:y2="13.871cm" draw:start-shape="id76" draw:start-glue-point="7" draw:end-shape="id78" draw:end-glue-point="11" svg:d="M11032 12310l-815 1561" svg:viewBox="0 0 816 1562">
          <text:p/>
        </draw:connector>
        <draw:connector draw:style-name="gr2" draw:text-style-name="P3" draw:layer="layout" draw:type="line" svg:x1="11.73cm" svg:y1="12.31cm" svg:x2="12.459cm" svg:y2="13.698cm" draw:start-shape="id76" draw:start-glue-point="9" draw:end-shape="id79" draw:end-glue-point="5" svg:d="M11730 12310l729 1388" svg:viewBox="0 0 730 1389">
          <text:p/>
        </draw:connector>
      </draw:page>
      <draw:page draw:name="page3" draw:style-name="dp1" draw:master-page-name="Default">
        <draw:custom-shape draw:style-name="gr21" draw:text-style-name="P7" xml:id="id80" draw:id="id80" draw:layer="layout" svg:width="0.986cm" svg:height="0.986cm" svg:x="8.884cm" svg:y="1.305cm">
          <text:p text:style-name="P6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81" draw:id="id81" draw:layer="layout" svg:width="0.986cm" svg:height="0.986cm" svg:x="6.479cm" svg:y="4.11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82" draw:id="id82" draw:layer="layout" svg:width="0.986cm" svg:height="0.986cm" svg:x="13.035cm" svg:y="3.91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83" draw:id="id83" draw:layer="layout" svg:width="0.986cm" svg:height="0.986cm" svg:x="8.863cm" svg:y="3.993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84" draw:id="id84" draw:layer="layout" svg:width="0.986cm" svg:height="0.986cm" svg:x="14.462cm" svg:y="6.503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85" draw:id="id85" draw:layer="layout" svg:width="0.986cm" svg:height="1.016cm" svg:x="7.531cm" svg:y="6.703cm">
          <text:p text:style-name="P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86" draw:id="id86" draw:layer="layout" svg:width="0.986cm" svg:height="0.986cm" svg:x="11.741cm" svg:y="6.557cm">
          <text:p text:style-name="P6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9.028cm" svg:y1="2.147cm" svg:x2="7.321cm" svg:y2="4.254cm" draw:start-shape="id80" draw:start-glue-point="7" draw:end-shape="id81" draw:end-glue-point="11" svg:d="M9028 2147l-1707 2107" svg:viewBox="0 0 1708 2108">
          <text:p/>
        </draw:connector>
        <draw:connector draw:style-name="gr2" draw:text-style-name="P3" draw:layer="layout" draw:type="line" svg:x1="9.726cm" svg:y1="2.147cm" svg:x2="13.179cm" svg:y2="4.054cm" draw:start-shape="id80" draw:start-glue-point="9" draw:end-shape="id82" draw:end-glue-point="5" svg:d="M9726 2147l3453 1907" svg:viewBox="0 0 3454 1908">
          <text:p/>
        </draw:connector>
        <draw:connector draw:style-name="gr2" draw:text-style-name="P3" draw:layer="layout" draw:type="line" svg:x1="9.377cm" svg:y1="2.291cm" svg:x2="9.356cm" svg:y2="3.993cm" draw:start-shape="id80" draw:start-glue-point="8" draw:end-shape="id83" draw:end-glue-point="4" svg:d="M9377 2291l-21 1702" svg:viewBox="0 0 22 1703">
          <text:p/>
        </draw:connector>
        <draw:connector draw:style-name="gr2" draw:text-style-name="P3" draw:layer="layout" draw:type="line" svg:x1="13.877cm" svg:y1="4.752cm" svg:x2="14.955cm" svg:y2="6.503cm" draw:start-shape="id82" draw:start-glue-point="9" draw:end-shape="id84" draw:end-glue-point="4" svg:d="M13877 4752l1078 1751" svg:viewBox="0 0 1079 1752">
          <text:p/>
        </draw:connector>
        <draw:connector draw:style-name="gr2" draw:text-style-name="P3" draw:layer="layout" draw:type="line" svg:x1="9.007cm" svg:y1="4.835cm" svg:x2="8.024cm" svg:y2="6.703cm" draw:start-shape="id83" draw:start-glue-point="7" draw:end-shape="id85" draw:end-glue-point="4" svg:d="M9007 4835l-983 1868" svg:viewBox="0 0 984 1869">
          <text:p/>
        </draw:connector>
        <draw:connector draw:style-name="gr2" draw:text-style-name="P3" draw:layer="layout" draw:type="line" svg:x1="13.179cm" svg:y1="4.752cm" svg:x2="12.234cm" svg:y2="6.557cm" draw:start-shape="id82" draw:start-glue-point="7" draw:end-shape="id86" draw:end-glue-point="4" svg:d="M13179 4752l-945 1805" svg:viewBox="0 0 946 1806">
          <text:p/>
        </draw:connector>
        <draw:custom-shape draw:style-name="gr22" draw:text-style-name="P7" xml:id="id87" draw:id="id87" draw:layer="layout" svg:width="0.986cm" svg:height="1.016cm" svg:x="10.02cm" svg:y="6.603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05cm" svg:y1="4.835cm" svg:x2="10.513cm" svg:y2="6.603cm" draw:start-shape="id83" draw:start-glue-point="9" draw:end-shape="id87" draw:end-glue-point="4" svg:d="M9705 4835l808 1768" svg:viewBox="0 0 809 1769">
          <text:p/>
        </draw:connector>
        <draw:custom-shape draw:style-name="gr21" draw:text-style-name="P7" xml:id="id88" draw:id="id88" draw:layer="layout" svg:width="0.986cm" svg:height="0.986cm" svg:x="13.119cm" svg:y="6.506cm">
          <text:p text:style-name="P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528cm" svg:y1="4.896cm" svg:x2="13.612cm" svg:y2="6.506cm" draw:start-shape="id82" draw:start-glue-point="8" draw:end-shape="id88" draw:end-glue-point="4" svg:d="M13528 4896l84 1610" svg:viewBox="0 0 85 1611">
          <text:p/>
        </draw:connector>
        <draw:custom-shape draw:style-name="gr21" draw:text-style-name="P7" xml:id="id89" draw:id="id89" draw:layer="layout" svg:width="0.986cm" svg:height="0.986cm" svg:x="7.428cm" svg:y="11.377cm">
          <text:p text:style-name="P6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90" draw:id="id90" draw:layer="layout" svg:width="0.986cm" svg:height="0.986cm" svg:x="5.023cm" svg:y="13.882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93" draw:id="id93" draw:layer="layout" svg:width="0.986cm" svg:height="0.986cm" svg:x="10.479cm" svg:y="18.682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91" draw:id="id91" draw:layer="layout" svg:width="0.986cm" svg:height="0.986cm" svg:x="7.407cm" svg:y="16.06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97" draw:id="id97" draw:layer="layout" svg:width="0.986cm" svg:height="0.986cm" svg:x="14.406cm" svg:y="25.475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92" draw:id="id92" draw:layer="layout" svg:width="0.986cm" svg:height="1.016cm" svg:x="5.175cm" svg:y="19.175cm">
          <text:p text:style-name="P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94" draw:id="id94" draw:layer="layout" svg:width="0.986cm" svg:height="0.986cm" svg:x="9.185cm" svg:y="21.329cm">
          <text:p text:style-name="P6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7.572cm" svg:y1="12.219cm" svg:x2="5.865cm" svg:y2="14.026cm" draw:start-shape="id89" draw:start-glue-point="7" draw:end-shape="id90" draw:end-glue-point="11" svg:d="M7572 12219l-1707 1807" svg:viewBox="0 0 1708 1808">
          <text:p/>
        </draw:connector>
        <draw:connector draw:style-name="gr2" draw:text-style-name="P3" draw:layer="layout" draw:type="line" svg:x1="7.551cm" svg:y1="16.907cm" svg:x2="5.668cm" svg:y2="19.175cm" draw:start-shape="id91" draw:start-glue-point="7" draw:end-shape="id92" draw:end-glue-point="4" svg:d="M7551 16907l-1883 2268" svg:viewBox="0 0 1884 2269">
          <text:p/>
        </draw:connector>
        <draw:connector draw:style-name="gr2" draw:text-style-name="P3" draw:layer="layout" draw:type="line" svg:x1="10.623cm" svg:y1="19.524cm" svg:x2="9.678cm" svg:y2="21.329cm" draw:start-shape="id93" draw:start-glue-point="7" draw:end-shape="id94" draw:end-glue-point="4" svg:d="M10623 19524l-945 1805" svg:viewBox="0 0 946 1806">
          <text:p/>
        </draw:connector>
        <draw:custom-shape draw:style-name="gr22" draw:text-style-name="P7" xml:id="id95" draw:id="id95" draw:layer="layout" svg:width="0.986cm" svg:height="1.016cm" svg:x="7.464cm" svg:y="21.375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017cm" svg:y1="20.043cm" svg:x2="7.608cm" svg:y2="21.523cm" draw:start-shape="id92" draw:start-glue-point="9" draw:end-shape="id95" draw:end-glue-point="5" svg:d="M6017 20043l1591 1480" svg:viewBox="0 0 1592 1481">
          <text:p/>
        </draw:connector>
        <draw:custom-shape draw:style-name="gr21" draw:text-style-name="P7" xml:id="id96" draw:id="id96" draw:layer="layout" svg:width="0.986cm" svg:height="0.986cm" svg:x="11.563cm" svg:y="23.378cm">
          <text:p text:style-name="P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draw:type="line" svg:x1="5.865cm" svg:y1="14.724cm" svg:x2="7.551cm" svg:y2="16.209cm" draw:start-shape="id90" draw:start-glue-point="9" draw:end-shape="id91" draw:end-glue-point="5" svg:d="M5865 14724l1686 1485" svg:viewBox="0 0 1687 1486">
          <text:p/>
        </draw:connector>
        <draw:connector draw:style-name="gr23" draw:text-style-name="P8" draw:layer="layout" draw:type="line" svg:x1="8.249cm" svg:y1="16.907cm" svg:x2="10.623cm" svg:y2="18.826cm" draw:start-shape="id91" draw:start-glue-point="9" draw:end-shape="id93" draw:end-glue-point="5" svg:d="M8249 16907l2374 1919" svg:viewBox="0 0 2375 1920">
          <text:p/>
        </draw:connector>
        <draw:connector draw:style-name="gr23" draw:text-style-name="P8" draw:layer="layout" draw:type="line" svg:x1="10.027cm" svg:y1="22.171cm" svg:x2="11.707cm" svg:y2="23.522cm" draw:start-shape="id94" draw:start-glue-point="9" draw:end-shape="id96" draw:end-glue-point="5" svg:d="M10027 22171l1680 1351" svg:viewBox="0 0 1681 1352">
          <text:p/>
        </draw:connector>
        <draw:connector draw:style-name="gr23" draw:text-style-name="P8" draw:layer="layout" draw:type="line" svg:x1="12.405cm" svg:y1="24.22cm" svg:x2="14.55cm" svg:y2="25.619cm" draw:start-shape="id96" draw:start-glue-point="9" draw:end-shape="id97" draw:end-glue-point="5" svg:d="M12405 24220l2145 1399" svg:viewBox="0 0 2146 1400">
          <text:p/>
        </draw:connector>
        <draw:custom-shape draw:style-name="gr24" draw:text-style-name="P4" draw:layer="layout" svg:width="1.016cm" svg:height="2.286cm" svg:x="9.082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1" draw:text-style-name="P7" xml:id="id98" draw:id="id98" draw:layer="layout" svg:width="0.986cm" svg:height="0.986cm" svg:x="4.249cm" svg:y="2.85cm">
          <text:p text:style-name="P6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99" draw:id="id99" draw:layer="layout" svg:width="0.986cm" svg:height="0.986cm" svg:x="4.228cm" svg:y="5.538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42cm" svg:y1="3.836cm" svg:x2="4.721cm" svg:y2="5.538cm" draw:start-shape="id98" draw:start-glue-point="8" draw:end-shape="id99" draw:end-glue-point="4" svg:d="M4742 3836l-21 1702" svg:viewBox="0 0 22 1703">
          <text:p/>
        </draw:connector>
        <draw:custom-shape draw:style-name="gr21" draw:text-style-name="P7" xml:id="id108" draw:id="id108" draw:layer="layout" svg:width="0.986cm" svg:height="0.986cm" svg:x="9.012cm" svg:y="5.318cm">
          <text:p text:style-name="P6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7" xml:id="id101" draw:id="id101" draw:layer="layout" svg:width="0.986cm" svg:height="0.986cm" svg:x="11.649cm" svg:y="5.27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102" draw:id="id102" draw:layer="layout" svg:width="0.986cm" svg:height="0.986cm" svg:x="10.509cm" svg:y="8.131cm">
          <text:p text:style-name="P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873cm" svg:y1="3.62cm" svg:x2="11.793cm" svg:y2="5.419cm" draw:start-shape="id100" draw:start-glue-point="9" draw:end-shape="id101" draw:end-glue-point="5" svg:d="M9873 3620l1920 1799" svg:viewBox="0 0 1921 1800">
          <text:p/>
        </draw:connector>
        <draw:connector draw:style-name="gr2" draw:text-style-name="P3" draw:layer="layout" draw:type="line" svg:x1="11.793cm" svg:y1="6.117cm" svg:x2="11.002cm" svg:y2="8.131cm" draw:start-shape="id101" draw:start-glue-point="7" draw:end-shape="id102" draw:end-glue-point="4" svg:d="M11793 6117l-791 2014" svg:viewBox="0 0 792 2015">
          <text:p/>
        </draw:connector>
        <draw:custom-shape draw:style-name="gr21" draw:text-style-name="P7" xml:id="id104" draw:id="id104" draw:layer="layout" svg:width="0.986cm" svg:height="0.986cm" svg:x="16.106cm" svg:y="2.615cm">
          <text:p text:style-name="P6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103" draw:id="id103" draw:layer="layout" svg:width="0.986cm" svg:height="0.986cm" svg:x="14.701cm" svg:y="5.22cm">
          <text:p text:style-name="P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105" draw:id="id105" draw:layer="layout" svg:width="0.986cm" svg:height="0.986cm" svg:x="17.185cm" svg:y="5.303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199cm" svg:y1="3.401cm" svg:x2="15.194cm" svg:y2="5.22cm" draw:end-shape="id103" draw:end-glue-point="4" svg:d="M16199 3401l-1005 1819" svg:viewBox="0 0 1006 1820">
          <text:p/>
        </draw:connector>
        <draw:connector draw:style-name="gr2" draw:text-style-name="P3" draw:layer="layout" draw:type="line" svg:x1="16.599cm" svg:y1="3.601cm" svg:x2="17.678cm" svg:y2="5.303cm" draw:start-shape="id104" draw:start-glue-point="8" draw:end-shape="id105" draw:end-glue-point="4" svg:d="M16599 3601l1079 1702" svg:viewBox="0 0 1080 1703">
          <text:p/>
        </draw:connector>
        <draw:custom-shape draw:style-name="gr21" draw:text-style-name="P7" xml:id="id106" draw:id="id106" draw:layer="layout" svg:width="0.986cm" svg:height="0.986cm" svg:x="13.03cm" svg:y="8.066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91cm" svg:y1="6.117cm" svg:x2="13.523cm" svg:y2="8.066cm" draw:start-shape="id101" draw:start-glue-point="9" draw:end-shape="id106" draw:end-glue-point="4" svg:d="M12491 6117l1032 1949" svg:viewBox="0 0 1033 1950">
          <text:p/>
        </draw:connector>
        <draw:custom-shape draw:style-name="gr21" draw:text-style-name="P7" xml:id="id100" draw:id="id100" draw:layer="layout" svg:width="0.986cm" svg:height="0.986cm" svg:x="9.031cm" svg:y="2.778cm">
          <text:p text:style-name="P6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107" draw:id="id107" draw:layer="layout" svg:width="0.986cm" svg:height="0.986cm" svg:x="6.745cm" svg:y="5.318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75cm" svg:y1="3.62cm" svg:x2="7.587cm" svg:y2="5.462cm" draw:start-shape="id100" draw:start-glue-point="7" draw:end-shape="id107" draw:end-glue-point="11" svg:d="M9175 3620l-1588 1842" svg:viewBox="0 0 1589 1843">
          <text:p/>
        </draw:connector>
        <draw:connector draw:style-name="gr23" draw:text-style-name="P8" draw:layer="layout" draw:type="line" svg:x1="9.524cm" svg:y1="3.764cm" svg:x2="9.505cm" svg:y2="5.318cm" draw:start-shape="id100" draw:start-glue-point="8" draw:end-shape="id108" draw:end-glue-point="4" svg:d="M9524 3764l-19 1554" svg:viewBox="0 0 20 1555">
          <text:p/>
        </draw:connector>
        <draw:custom-shape draw:style-name="gr21" draw:text-style-name="P7" xml:id="id109" draw:id="id109" draw:layer="layout" svg:width="0.986cm" svg:height="0.986cm" svg:x="9.647cm" svg:y="16.071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110" draw:id="id110" draw:layer="layout" svg:width="0.986cm" svg:height="0.986cm" svg:x="6.942cm" svg:y="18.676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111" draw:id="id111" draw:layer="layout" svg:width="0.986cm" svg:height="0.986cm" svg:x="9.326cm" svg:y="21.459cm">
          <text:p text:style-name="P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91cm" svg:y1="16.913cm" svg:x2="7.784cm" svg:y2="18.82cm" draw:start-shape="id109" draw:start-glue-point="7" draw:end-shape="id110" draw:end-glue-point="11" svg:d="M9791 16913l-2007 1907" svg:viewBox="0 0 2008 1908">
          <text:p/>
        </draw:connector>
        <draw:connector draw:style-name="gr2" draw:text-style-name="P3" draw:layer="layout" draw:type="line" svg:x1="7.784cm" svg:y1="19.518cm" svg:x2="9.47cm" svg:y2="21.603cm" draw:start-shape="id110" draw:start-glue-point="9" draw:end-shape="id111" draw:end-glue-point="5" svg:d="M7784 19518l1686 2085" svg:viewBox="0 0 1687 2086">
          <text:p/>
        </draw:connector>
        <draw:custom-shape draw:style-name="gr21" draw:text-style-name="P7" xml:id="id112" draw:id="id112" draw:layer="layout" svg:width="0.986cm" svg:height="0.986cm" svg:x="13.308cm" svg:y="18.517cm">
          <text:p text:style-name="P6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113" draw:id="id113" draw:layer="layout" svg:width="0.986cm" svg:height="0.986cm" svg:x="12.003cm" svg:y="21.322cm">
          <text:p text:style-name="P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114" draw:id="id114" draw:layer="layout" svg:width="0.986cm" svg:height="0.986cm" svg:x="14.487cm" svg:y="23.905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01cm" svg:y1="19.503cm" svg:x2="12.496cm" svg:y2="21.322cm" draw:start-shape="id112" draw:start-glue-point="8" draw:end-shape="id113" draw:end-glue-point="4" svg:d="M13801 19503l-1305 1819" svg:viewBox="0 0 1306 1820">
          <text:p/>
        </draw:connector>
        <draw:connector draw:style-name="gr2" draw:text-style-name="P3" draw:layer="layout" draw:type="line" svg:x1="12.845cm" svg:y1="22.164cm" svg:x2="14.98cm" svg:y2="23.905cm" draw:start-shape="id113" draw:start-glue-point="9" draw:end-shape="id114" draw:end-glue-point="4" svg:d="M12845 22164l2135 1741" svg:viewBox="0 0 2136 1742">
          <text:p/>
        </draw:connector>
        <draw:custom-shape draw:style-name="gr21" draw:text-style-name="P7" xml:id="id115" draw:id="id115" draw:layer="layout" svg:width="0.986cm" svg:height="0.986cm" svg:x="11.582cm" svg:y="23.888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68cm" svg:y1="22.301cm" svg:x2="11.726cm" svg:y2="24.032cm" draw:start-shape="id111" draw:start-glue-point="9" draw:end-shape="id115" draw:end-glue-point="5" svg:d="M10168 22301l1558 1731" svg:viewBox="0 0 1559 1732">
          <text:p/>
        </draw:connector>
        <draw:custom-shape draw:style-name="gr21" draw:text-style-name="P7" xml:id="id116" draw:id="id116" draw:layer="layout" svg:width="0.986cm" svg:height="0.986cm" svg:x="7.152cm" svg:y="13.653cm">
          <text:p text:style-name="P6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117" draw:id="id117" draw:layer="layout" svg:width="0.986cm" svg:height="0.986cm" svg:x="4.931cm" svg:y="16.241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96cm" svg:y1="14.495cm" svg:x2="5.773cm" svg:y2="16.385cm" draw:start-shape="id116" draw:start-glue-point="7" draw:end-shape="id117" draw:end-glue-point="11" svg:d="M7296 14495l-1523 1890" svg:viewBox="0 0 1524 1891">
          <text:p/>
        </draw:connector>
        <draw:connector draw:style-name="gr23" draw:text-style-name="P8" draw:layer="layout" draw:type="line" svg:x1="7.994cm" svg:y1="14.495cm" svg:x2="9.791cm" svg:y2="16.215cm" draw:start-shape="id116" draw:start-glue-point="9" draw:end-shape="id109" draw:end-glue-point="5" svg:d="M7994 14495l1797 1720" svg:viewBox="0 0 1798 1721">
          <text:p/>
        </draw:connector>
        <draw:connector draw:style-name="gr23" draw:text-style-name="P8" draw:layer="layout" draw:type="line" svg:x1="10.489cm" svg:y1="16.913cm" svg:x2="13.452cm" svg:y2="18.661cm" draw:start-shape="id109" draw:start-glue-point="9" draw:end-shape="id112" draw:end-glue-point="5" svg:d="M10489 16913l2963 1748" svg:viewBox="0 0 2964 1749">
          <text:p/>
        </draw:connector>
        <draw:custom-shape draw:style-name="gr24" draw:text-style-name="P4" draw:layer="layout" svg:width="1.016cm" svg:height="2.286cm" svg:x="9.301cm" svg:y="10.1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1-13T11:26:17.827664345</dc:date>
    <meta:editing-duration>PT10H59M40S</meta:editing-duration>
    <meta:editing-cycles>17</meta:editing-cycles>
    <meta:generator>LibreOffice/5.0.3.2$Linux_X86_64 LibreOffice_project/00$Build-2</meta:generator>
    <meta:document-statistic meta:object-count="222"/>
  </office:meta>
</office:document-meta>
</file>